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'Deja Vu Sans Mono', 'Bitstream Vera Sans Mono', monospace"/>
    <style:font-face style:name="Consolas1" svg:font-family="Consolas, Menlo, Monaco, 'Lucida Console', 'Liberation Mono', 'DejaVu Sans Mono', 'Bitstream Vera Sans Mono', 'Courier New', monospace, sans-serif"/>
    <style:font-face style:name="inherit" svg:font-family="inherit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fd105" officeooo:paragraph-rsid="000fd105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2pt" fo:font-weight="normal" officeooo:rsid="001103d0" officeooo:paragraph-rsid="001103d0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weight="normal" officeooo:paragraph-rsid="001103d0"/>
    </style:style>
    <style:style style:name="P4" style:family="paragraph" style:parent-style-name="Standard">
      <style:text-properties fo:font-weight="normal" officeooo:paragraph-rsid="00128bc7"/>
    </style:style>
    <style:style style:name="T1" style:family="text">
      <style:text-properties fo:font-variant="normal" fo:text-transform="none" fo:color="#303336" style:font-name="Liberation Serif" fo:font-size="12pt" fo:letter-spacing="normal" fo:font-style="normal" officeooo:rsid="00128bc7" fo:background-color="#ffffff" loext:char-shading-value="0" style:font-size-asian="10.5pt" style:font-weight-asian="normal" style:font-size-complex="12pt" style:font-weight-complex="normal" loext:padding="0in" loext:border="none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officeooo:rsid="00128bc7" fo:background-color="#ffffff" loext:char-shading-value="0" style:font-size-asian="10.5pt" style:font-weight-asian="normal" style:font-size-complex="12pt" style:font-weight-complex="normal" loext:padding="0in" loext:border="none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officeooo:rsid="00139f2a" fo:background-color="#ffffff" loext:char-shading-value="0" style:font-size-asian="10.5pt" style:font-weight-asian="normal" style:font-size-complex="12pt" style:font-weight-complex="normal" loext:padding="0in" loext:border="none"/>
    </style:style>
    <style:style style:name="T4" style:family="text">
      <style:text-properties fo:font-variant="normal" fo:text-transform="none" fo:color="#000000" style:font-name="Courier" fo:font-size="12pt" fo:letter-spacing="normal" fo:font-style="normal" officeooo:rsid="00128bc7" fo:background-color="#ffffff" loext:char-shading-value="0" style:font-size-asian="10.5pt" style:font-weight-asian="normal" style:font-size-complex="12pt" style:font-weight-complex="normal" loext:padding="0in" loext:border="none"/>
    </style:style>
    <style:style style:name="T5" style:family="text">
      <style:text-properties fo:font-variant="normal" fo:text-transform="none" fo:color="#000000" style:font-name="Courier" fo:font-size="12pt" fo:letter-spacing="normal" fo:font-style="normal" officeooo:rsid="00139f2a" fo:background-color="#ffffff" loext:char-shading-value="0" style:font-size-asian="10.5pt" style:font-weight-asian="normal" style:font-size-complex="12pt" style:font-weight-complex="normal" loext:padding="0in" loext:border="none"/>
    </style:style>
    <style:style style:name="T6" style:family="text">
      <style:text-properties fo:font-size="12pt" officeooo:rsid="001103d0" style:font-size-asian="10.5pt" style:font-weight-asian="normal" style:font-size-complex="12pt" style:font-weight-complex="normal"/>
    </style:style>
    <style:style style:name="T7" style:family="text">
      <style:text-properties style:font-name="Courier" fo:font-size="12pt" officeooo:rsid="001103d0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ướng dẫn cài đặt</text:p>
      <text:p text:style-name="P1"/>
      <text:p text:style-name="P2">Cài đặt thư viện và môi trường cần thiết:</text:p>
      <text:p text:style-name="P2">-<text:tab/>python3</text:p>
      <text:p text:style-name="P3"><text:span text:style-name="T6"><text:tab/></text:span><text:span text:style-name="T7">sudo apt-get install python3.6</text:span></text:p>
      <text:p text:style-name="P3"><text:span text:style-name="T6">-<text:tab/>pip3</text:span></text:p>
      <text:p text:style-name="P4"><text:span text:style-name="T6"><text:tab/></text:span><text:span text:style-name="Source_20_Text"><text:span text:style-name="T4">sudo apt install python3-pip</text:span></text:span></text:p>
      <text:p text:style-name="P4"><text:span text:style-name="Source_20_Text"><text:span text:style-name="T1">-<text:tab/></text:span></text:span><text:span text:style-name="Source_20_Text"><text:span text:style-name="T2">tensorflow, flask, numpy</text:span></text:span></text:p>
      <text:p text:style-name="P4"><text:span text:style-name="Source_20_Text"><text:span text:style-name="T2"><text:tab/></text:span></text:span><text:span text:style-name="Source_20_Text"><text:span text:style-name="T4">pip3 install -r requirements.txt</text:span></text:span></text:p>
      <text:p text:style-name="P4"><text:span text:style-name="Source_20_Text"><text:span text:style-name="T2"/></text:span></text:p>
      <text:p text:style-name="P4"><text:span text:style-name="Source_20_Text"><text:span text:style-name="T2">Chạy demo: web đơn giản demo tách từ sử dụng mô hình deeplearning có kết quả tốt nhất trong các thử nghiệm</text:span></text:span></text:p>
      <text:p text:style-name="P4"><text:span text:style-name="Source_20_Text"><text:span text:style-name="T2">-<text:tab/></text:span></text:span><text:span text:style-name="Source_20_Text"><text:span text:style-name="T4">cd demo</text:span></text:span></text:p>
      <text:p text:style-name="P4"><text:span text:style-name="Source_20_Text"><text:span text:style-name="T2">-<text:tab/></text:span></text:span><text:span text:style-name="Source_20_Text"><text:span text:style-name="T4">python3 train.py</text:span></text:span></text:p>
      <text:p text:style-name="P4"><text:span text:style-name="Source_20_Text"><text:span text:style-name="T2">-<text:tab/>vào </text:span></text:span><text:span text:style-name="Source_20_Text"><text:span text:style-name="T4">localhost</text:span></text:span><text:span text:style-name="Source_20_Text"><text:span text:style-name="T2"> cổng 5000 để vào demo tách từ</text:span></text:span></text:p>
      <text:p text:style-name="P4"><text:span text:style-name="Source_20_Text"><text:span text:style-name="T2"/></text:span></text:p>
      <text:p text:style-name="P4"><text:span text:style-name="Source_20_Text"><text:span text:style-name="T2">Huấn luyện: source code các thử nghiệm sử dụng:</text:span></text:span></text:p>
      <text:p text:style-name="P4"><text:span text:style-name="Source_20_Text"><text:span text:style-name="T2">-<text:tab/></text:span></text:span><text:span text:style-name="Source_20_Text"><text:span text:style-name="T4">/data</text:span></text:span><text:span text:style-name="Source_20_Text"><text:span text:style-name="T2"> : </text:span></text:span><text:span text:style-name="Source_20_Text"><text:span text:style-name="T3">chứa dữ liệu sử dụng</text:span></text:span></text:p>
      <text:p text:style-name="P4"><text:span text:style-name="Source_20_Text"><text:span text:style-name="T3">-<text:tab/></text:span></text:span><text:span text:style-name="Source_20_Text"><text:span text:style-name="T5">/end-to-end</text:span></text:span><text:span text:style-name="Source_20_Text"><text:span text:style-name="T3"> : source code các mô hình không cần pretrain model</text:span></text:span></text:p>
      <text:p text:style-name="P4"><text:span text:style-name="Source_20_Text"><text:span text:style-name="T3">-<text:tab/></text:span></text:span><text:span text:style-name="Source_20_Text"><text:span text:style-name="T5">/pretrain</text:span></text:span><text:span text:style-name="Source_20_Text"><text:span text:style-name="T3"> : source code các mô hình có sử dụng pretrain model</text:span></text:span></text:p>
      <text:p text:style-name="P4"><text:span text:style-name="Source_20_Text"><text:span text:style-name="T3">-<text:tab/></text:span></text:span><text:span text:style-name="Source_20_Text"><text:span text:style-name="T5">train_fasttext.py</text:span></text:span><text:span text:style-name="Source_20_Text"><text:span text:style-name="T3"> : huấn luyện biểu diễn mức âm tiết bằng fasttext</text:span></text:span></text:p>
      <text:p text:style-name="P4"><text:span text:style-name="Source_20_Text"><text:span text:style-name="T3">-<text:tab/></text:span></text:span><text:span text:style-name="Source_20_Text"><text:span text:style-name="T5">train_lm.py</text:span></text:span><text:span text:style-name="Source_20_Text"><text:span text:style-name="T3"> : huấn luyện biểu diễn mức âm tiết bằng language model</text:span></text:span></text:p>
      <text:p text:style-name="P4"><text:span text:style-name="Source_20_Text"><text:span text:style-name="T3">-<text:tab/></text:span></text:span><text:span text:style-name="Source_20_Text"><text:span text:style-name="T5">make_pmi_model.py</text:span></text:span><text:span text:style-name="Source_20_Text"><text:span text:style-name="T3"> : thống kê trước giá trị để tính pmi giữa các âm tiết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'Deja Vu Sans Mono', 'Bitstream Vera Sans Mono', monospace"/>
    <style:font-face style:name="Consolas1" svg:font-family="Consolas, Menlo, Monaco, 'Lucida Console', 'Liberation Mono', 'DejaVu Sans Mono', 'Bitstream Vera Sans Mono', 'Courier New', monospace, sans-serif"/>
    <style:font-face style:name="inherit" svg:font-family="inherit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22:30:49.143912944</meta:creation-date>
    <meta:generator>LibreOffice/5.1.6.2$Linux_X86_64 LibreOffice_project/10m0$Build-2</meta:generator>
    <dc:date>2018-12-27T22:50:42.842537420</dc:date>
    <meta:editing-duration>PT18M29S</meta:editing-duration>
    <meta:editing-cycles>5</meta:editing-cycles>
    <meta:document-statistic meta:table-count="0" meta:image-count="0" meta:object-count="0" meta:page-count="1" meta:paragraph-count="19" meta:word-count="153" meta:character-count="783" meta:non-whitespace-character-count="646"/>
  </office:meta>
</office:document-meta>
</file>